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52cm"/>
    </style:style>
    <style:style style:name="co3" style:family="table-column">
      <style:table-column-properties fo:break-before="auto" style:column-width="7.313cm"/>
    </style:style>
    <style:style style:name="co4" style:family="table-column">
      <style:table-column-properties fo:break-before="auto" style:column-width="9.484cm"/>
    </style:style>
    <style:style style:name="co5" style:family="table-column">
      <style:table-column-properties fo:break-before="auto" style:column-width="9.3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4c7dc" fo:border="0.06pt solid #000000"/>
    </style:style>
    <style:style style:name="ce24" style:family="table-cell" style:parent-style-name="Default">
      <style:table-cell-properties fo:background-color="#f7d1d5" fo:border="0.06pt solid #000000"/>
    </style:style>
    <style:style style:name="ce25" style:family="table-cell" style:parent-style-name="Default">
      <style:table-cell-properties fo:background-color="#e8f2a1" fo:border="0.06pt solid #000000"/>
    </style:style>
    <style:style style:name="ce4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7d1d5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0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</style:style>
    <style:style style:name="ce45" style:family="table-cell" style:parent-style-name="Default">
      <style:table-cell-properties fo:background-color="#ffff00" fo:wrap-option="wrap" fo:border="0.06pt solid #000000"/>
    </style:style>
    <style:style style:name="ce6" style:family="table-cell" style:parent-style-name="Default">
      <style:table-cell-properties fo:background-color="#b2b2b2"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8f2a1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/>
    </style:style>
    <style:style style:name="ce38" style:family="table-cell" style:parent-style-name="Default" style:data-style-name="N10">
      <style:table-cell-properties fo:wrap-option="wrap" fo:border="0.06pt solid #000000"/>
    </style:style>
    <style:style style:name="ce10" style:family="table-cell" style:parent-style-name="Default">
      <style:table-cell-properties fo:background-color="#e8f2a1" fo:wrap-option="wrap" fo:border="0.06pt solid #000000"/>
    </style:style>
    <style:style style:name="ce11" style:family="table-cell" style:parent-style-name="Default">
      <style:table-cell-properties fo:background-color="#dddddd" fo:wrap-option="wrap" fo:border="0.06pt solid #000000"/>
    </style:style>
    <style:style style:name="ce53" style:family="table-cell" style:parent-style-name="Default">
      <style:text-properties fo:color="#c9211e"/>
    </style:style>
    <style:style style:name="ce12" style:family="table-cell" style:parent-style-name="Default">
      <style:table-cell-properties fo:wrap-option="wrap" fo:border="0.06pt solid #000000" style:vertical-align="middle"/>
    </style:style>
    <style:style style:name="ce55" style:family="table-cell" style:parent-style-name="Default">
      <style:table-cell-properties fo:background-color="#ffff00" fo:wrap-option="wrap" fo:border="0.06pt solid #000000" style:vertical-align="middle"/>
    </style:style>
    <style:style style:name="ce1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1" style:family="table-cell" style:parent-style-name="Default" style:data-style-name="N10">
      <style:table-cell-properties fo:wrap-option="wrap" fo:border="0.06pt solid #000000" style:vertical-align="middle"/>
    </style:style>
    <style:style style:name="ce17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zad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row table:style-name="ro1">
          <table:table-cell table:number-columns-repeated="2"/>
          <table:table-cell table:style-name="Default" table:number-columns-repeated="4"/>
          <table:table-cell table:style-name="Default" office:value-type="string" calcext:value-type="string">
            <text:p>RACHUNEK ZYSKÓW I STRA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ZADANIE 1. DOKONAJ KLASYFIKACJI WEDŁUG PONIŻSZEJ TABELI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Treść operacji</text:p>
          </table:table-cell>
          <table:table-cell table:style-name="ce20" office:value-type="string" calcext:value-type="string">
            <text:p>Przychody działalność podstaw.</text:p>
          </table:table-cell>
          <table:table-cell table:style-name="ce20" office:value-type="string" calcext:value-type="string">
            <text:p>Koszty działalność podstaw.</text:p>
          </table:table-cell>
          <table:table-cell table:style-name="ce21" office:value-type="string" calcext:value-type="string">
            <text:p>Pozostałe przychody operacyjne</text:p>
          </table:table-cell>
          <table:table-cell table:style-name="ce21" office:value-type="string" calcext:value-type="string">
            <text:p>Pozostałe koszty operacyjne</text:p>
          </table:table-cell>
          <table:table-cell table:style-name="ce22" office:value-type="string" calcext:value-type="string">
            <text:p>Przychody finansowe</text:p>
          </table:table-cell>
          <table:table-cell table:style-name="ce22" office:value-type="string" calcext:value-type="string">
            <text:p>Koszty finansowe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apłacono karę za nieterminową dostawę towarów 50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trzymano materiały w formie darowizny 6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arachowano odsetki od kredytu 1 200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Otrzymano dotację z UE 20 0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przedano za gotówkę środek trwały 15 0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ydano sprzedany środek trwały 10 00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Wpływ odsetek od środków na rachunku bieżącym 120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Naliczono amortyzację za bieżący miesiąc 5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przedano na odroczony termin towary 5 00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Wydano sprzedane towary z magazynu 3 5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Wartość towarów, które uległy zniszczeniu podczas powodzi 18 00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Wpływ odszkodowania za zniszczone towary 15 0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</table:table>
      <table:table table:name="zad2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ACHUNEK ZYSKÓW I STRA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ZADANIE 2. SPORZĄDŹ UPROSZCZONY RACHUNEK ZYSKÓW I STRA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WEDŁUG SEGMENTÓW DZIAŁALNOŚCI NA PODSTAWIE NASTĘPUJĄCYCH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KOSZTÓW I PRZYCHODÓW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3" office:value-type="string" calcext:value-type="string">
            <text:p>Wartość sprzedanych towarów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Amortyzacja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Wynagrodzenia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Składki ZUS i inne świadczenia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Koszty reklamy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Odsetki od zobowiązań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Wpłaty z tytułu kar umownych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Towary zniszczone w wyniku pożaru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/>
          <table:table-cell table:style-name="ce25" office:value-type="string" calcext:value-type="string">
            <text:p>Przekazane w drodze darowizny środki trwałe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Różnice kursowe ujemne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Przychody ze sprzedaży towarów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Zysk ze zbycia papierów wartościowych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Przychody finansowe – inne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odatek dochodowy</text:p>
          </table:table-cell>
          <table:table-cell table:style-name="ce31" office:value-type="percentage" office:value="0.19" calcext:value-type="percentage">
            <text:p>19%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PROSZCZONY RACHUNEK ZYSKÓW i STRAT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7" office:value-type="string" calcext:value-type="string">
            <text:p>A. Podstawowa działalność operacyjna</text:p>
          </table:table-cell>
          <table:table-cell table:formula="of:=[.C24]-[.C25]" office:value-type="float" office:value="6500" calcext:value-type="float">
            <text:p>6500</text:p>
          </table:table-cell>
          <table:table-cell office:value-type="string" calcext:value-type="string">
            <text:p>zysk ze sprzedaży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 text:c="4"/>I. Przychody ze sprzedaży</text:p>
          </table:table-cell>
          <table:table-cell table:formula="of:=[.C17]" office:value-type="float" office:value="60000" calcext:value-type="float">
            <text:p>6000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<text:s text:c="4"/>II. Koszty operacyjne (podstawowe)</text:p>
          </table:table-cell>
          <table:table-cell table:formula="of:=[.C7]+[.C8]+[.C9]+[.C10]+[.C11]" office:value-type="float" office:value="53500" calcext:value-type="float">
            <text:p>53500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B. Pozostała działalność operacyjna</text:p>
          </table:table-cell>
          <table:table-cell table:formula="of:=[.C27]-[.C28]" office:value-type="float" office:value="-1000" calcext:value-type="float">
            <text:p>-1000</text:p>
          </table:table-cell>
          <table:table-cell office:value-type="string" calcext:value-type="string">
            <text:p>strata z pozostałej działalności operacyjnej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 text:c="4"/>I. Pozostałe przychody operacyjne</text:p>
          </table:table-cell>
          <table:table-cell table:formula="of:=[.C13]" office:value-type="float" office:value="2000" calcext:value-type="float">
            <text:p>200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<text:s text:c="4"/>II. Pozostałe koszty operacyjne</text:p>
          </table:table-cell>
          <table:table-cell table:formula="of:=[.C14]+[.C15]" office:value-type="float" office:value="3000" calcext:value-type="float">
            <text:p>3000</text:p>
          </table:table-cell>
          <table:table-cell/>
        </table:table-row>
        <table:table-row table:style-name="ro1">
          <table:table-cell/>
          <table:table-cell table:style-name="ce29" office:value-type="string" calcext:value-type="string">
            <text:p>C. Działalność finansowa</text:p>
          </table:table-cell>
          <table:table-cell table:formula="of:=[.C30]-[.C31]" office:value-type="float" office:value="4500" calcext:value-type="float">
            <text:p>4500</text:p>
          </table:table-cell>
          <table:table-cell office:value-type="string" calcext:value-type="string">
            <text:p>zysk z działalności finansowej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 text:c="4"/>I. Przychody finansowe</text:p>
          </table:table-cell>
          <table:table-cell table:formula="of:=[.C18]+[.C19]" office:value-type="float" office:value="6000" calcext:value-type="float">
            <text:p>600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<text:s text:c="4"/>II. Koszty finansowe</text:p>
          </table:table-cell>
          <table:table-cell table:formula="of:=[.C12]+[.C16]" office:value-type="float" office:value="1500" calcext:value-type="float">
            <text:p>150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Wynik finansowy brutto</text:p>
          </table:table-cell>
          <table:table-cell table:formula="of:=[.C23]+[.C26]+[.C29]" office:value-type="float" office:value="10000" calcext:value-type="float">
            <text:p>10000</text:p>
          </table:table-cell>
          <table:table-cell office:value-type="string" calcext:value-type="string">
            <text:p>zysk brutto</text:p>
          </table:table-cell>
        </table:table-row>
        <table:table-row table:style-name="ro1">
          <table:table-cell/>
          <table:table-cell table:style-name="ce4" office:value-type="string" calcext:value-type="string">
            <text:p>Podatek dochodowy (19% * Wfb)</text:p>
          </table:table-cell>
          <table:table-cell table:formula="of:=[.C32]*[.C20]" office:value-type="float" office:value="1900" calcext:value-type="float">
            <text:p>190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Wynik finansowy netto</text:p>
          </table:table-cell>
          <table:table-cell table:style-name="ce3" table:formula="of:=[.C32]-[.C33]" office:value-type="float" office:value="8100" calcext:value-type="float">
            <text:p>8100</text:p>
          </table:table-cell>
          <table:table-cell office:value-type="string" calcext:value-type="string">
            <text:p>zysk netto</text:p>
          </table:table-cell>
        </table:table-row>
      </table:table>
      <table:table table:name="zad3" table:style-name="ta1">
        <table:table-column table:style-name="co1" table:number-columns-repeated="2" table:default-cell-style-name="Default"/>
        <table:table-column table:style-name="co4" table:default-cell-style-name="ce5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ACHUNEK ZYSKÓW I STRAT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Zadanie 3.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ółka „MiX” Sp. z o.o. prowadzi działalność usługową i sporządza rachunek zysków i strat w wariancie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orównawczym. Na podstawie zestawienia kosztów i przychodów sporządź rachunek zysków i start w wariancie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orównawczym wg zał. nr 5 UOR. Oblicz podatek dochodowy, dla uproszczenia stawka podatku wynosi 19% wyniku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inansowego brutto.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mortyzacja</text:p>
          </table:table-cell>
          <table:table-cell office:value-type="float" office:value="7200" calcext:value-type="float">
            <text:p>7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użycie materiałów i energii</text:p>
          </table:table-cell>
          <table:table-cell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ługi obce</text:p>
          </table:table-cell>
          <table:table-cell office:value-type="float" office:value="57976" calcext:value-type="float">
            <text:p>579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datki i opłaty</text:p>
          </table:table-cell>
          <table:table-cell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ynagrodzenia</text:p>
          </table:table-cell>
          <table:table-cell office:value-type="float" office:value="73000" calcext:value-type="float">
            <text:p>73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bezpieczenia i inne świadczenia w tym emerytalne</text:p>
          </table:table-cell>
          <table:table-cell office:value-type="float" office:value="13400" calcext:value-type="float">
            <text:p>134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zostałe koszty rodzajowe</text:p>
          </table:table-cell>
          <table:table-cell office:value-type="float" office:value="9960" calcext:value-type="float">
            <text:p>99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zychody ze sprzedaży usług</text:p>
          </table:table-cell>
          <table:table-cell office:value-type="float" office:value="230000" calcext:value-type="float">
            <text:p>23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zychody ze sprzedaży materiałów</text:p>
          </table:table-cell>
          <table:table-cell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rtość sprzedanych materiałów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45" office:value-type="string" calcext:value-type="string">
            <text:p>Przychody finansowe – Przychody z tytułu rozchodu papierów wartościowych</text:p>
          </table:table-cell>
          <table:table-cell office:value-type="float" office:value="13900" calcext:value-type="float">
            <text:p>139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oszty finansowe - Odsetki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45" office:value-type="string" calcext:value-type="string">
            <text:p>Koszty finansowe – Koszty z tytułu rozchodu papierów wartościowych</text:p>
          </table:table-cell>
          <table:table-cell office:value-type="float" office:value="11300" calcext:value-type="float">
            <text:p>113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Pozostałe przychody operacyjne – Inne pozostałe przychody operacyjne</text:p>
          </table:table-cell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Pozostałe koszty operacyjne – Inne pozostałe koszty operacyjne</text:p>
          </table:table-cell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datek dochodowy</text:p>
          </table:table-cell>
          <table:table-cell table:style-name="ce38" office:value-type="percentage" office:value="0.19" calcext:value-type="percentage">
            <text:p>19%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RACHUNEK ZYSKÓW I STRAT</text:p>
          </table:table-cell>
          <table:table-cell table:style-name="ce6" office:value-type="string" calcext:value-type="string">
            <text:p>Wartość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7" office:value-type="string" calcext:value-type="string">
            <text:p>A. Przychody netto ze sprzedaży i zrównane z nimi, w tym:</text:p>
          </table:table-cell>
          <table:table-cell table:formula="of:=SUM([.D30:.D32])" office:value-type="float" office:value="232200" calcext:value-type="float">
            <text:p>232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I. Przychody netto ze sprzedaży</text:p>
          </table:table-cell>
          <table:table-cell table:formula="of:=[.D16]+[.D17]" office:value-type="float" office:value="232200" calcext:value-type="float">
            <text:p>232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II. Zmiana stanu produktó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4"/>III. Koszt wytworzenia produktów na własne potrzeb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B. Koszty działalności operacyjnej</text:p>
          </table:table-cell>
          <table:table-cell table:formula="of:=SUM([.D34:.D37];[.D40])" office:value-type="float" office:value="164446" calcext:value-type="float">
            <text:p>1644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I. Amortyzacja</text:p>
          </table:table-cell>
          <table:table-cell table:formula="of:=[.D9]" office:value-type="float" office:value="7200" calcext:value-type="float">
            <text:p>72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II. Zużycie materiałów i energii</text:p>
          </table:table-cell>
          <table:table-cell table:formula="of:=[.D10]" office:value-type="float" office:value="13000" calcext:value-type="float">
            <text:p>13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III. Usługi obce</text:p>
          </table:table-cell>
          <table:table-cell table:formula="of:=[.D11]" office:value-type="float" office:value="57976" calcext:value-type="float">
            <text:p>579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IV. Wynagrodzenia</text:p>
          </table:table-cell>
          <table:table-cell table:formula="of:=[.D13]" office:value-type="float" office:value="73000" calcext:value-type="float">
            <text:p>73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V. Ubezpieczenia społeczne i inne świadczenia, w tym:</text:p>
          </table:table-cell>
          <table:table-cell table:formula="of:=[.D39]" office:value-type="float" office:value="13400" calcext:value-type="float">
            <text:p>134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8"/>- emerytalne</text:p>
          </table:table-cell>
          <table:table-cell table:formula="of:=[.D14]" office:value-type="float" office:value="13400" calcext:value-type="float">
            <text:p>134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VI. Pozostałe koszty, w tym:</text:p>
          </table:table-cell>
          <table:table-cell table:formula="of:=[.D12]+[.D15]+[.D41]" office:value-type="float" office:value="13270" calcext:value-type="float">
            <text:p>132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8"/>- wartość sprzedanych towarów i materiałów</text:p>
          </table:table-cell>
          <table:table-cell table:formula="of:=[.D18]"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C. Zysk (strata) ze sprzedaży (A-B)</text:p>
          </table:table-cell>
          <table:table-cell table:style-name="ce10" table:formula="of:=[.D29]-[.D33]" office:value-type="float" office:value="67754" calcext:value-type="float">
            <text:p>677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D. Pozostałe przychody operacyjne, w tym:</text:p>
          </table:table-cell>
          <table:table-cell table:style-name="ce11" table:formula="of:=[.D22]+[.D44]"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- aktualizacja wartości aktywów niefinansowych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E. Pozostałe koszty operacyjne, w tym:</text:p>
          </table:table-cell>
          <table:table-cell table:style-name="ce11" table:formula="of:=[.D23]+[.D46]"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- aktualizacja wartości aktywów niefinansowych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text:p>F. Przychody finansowe, w tym:</text:p>
          </table:table-cell>
          <table:table-cell table:style-name="ce11" table:formula="of:=[.D48]+[.D50]+[.D52]+[.D54]" office:value-type="float" office:value="2600" calcext:value-type="float">
            <text:p>26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<text:s text:c="4"/>I. Dywidendy i udziały w zyskach od jednostek, w których jednostka posiada zaangażowanie, w tym:</text:p>
          </table:table-cell>
          <table:table-cell table:formula="of:=[.D49]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<text:s text:c="8"/>- od jednostek powiązanych, w których jednostka posiada zaangażowanie w kapita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4"/>II. Odsetki, w tym:</text:p>
          </table:table-cell>
          <table:table-cell table:formula="of:=[.D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8"/>- od jednostek powiązanych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5" office:value-type="string" calcext:value-type="string">
            <text:p><text:s text:c="4"/>III. Zysk z tytułu rozchodu aktywów finansowych, w tym:</text:p>
          </table:table-cell>
          <table:table-cell table:formula="of:=[.D19]-[.D21]+[.D53]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8"/>- w jednostkach powiązanych</text:p>
          </table:table-cell>
          <table:table-cell table:number-columns-repeated="3"/>
          <table:table-cell table:style-name="ce53" office:value-type="string" calcext:value-type="string">
            <text:p>wyszło mi inaczej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IV. Aktualizacja wartości aktywów finansowych</text:p>
          </table:table-cell>
          <table:table-cell table:number-columns-repeated="3"/>
          <table:table-cell table:style-name="ce53" office:value-type="string" calcext:value-type="string">
            <text:p>coś jest nie tak…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G. Koszty finansowe</text:p>
          </table:table-cell>
          <table:table-cell table:style-name="ce11" table:formula="of:=[.D56]+[.D58]+[.D60]"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I. Odsetki, w tym:</text:p>
          </table:table-cell>
          <table:table-cell table:formula="of:=[.D20]+[.D57]"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sprawdz ze zdjeciam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8"/>- dla jednostek powiązanych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<text:s text:c="4"/>II. Strata z tytułu rozchodu aktywów finansowych, w tym:</text:p>
          </table:table-cell>
          <table:table-cell table:formula="of:=[.D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8"/>- w jednostkach powiązany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4"/>III. Aktualizacja wartości aktywów finansowych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text:p>H. Zysk (strata) brutto (C+D-E+F-G)</text:p>
          </table:table-cell>
          <table:table-cell table:style-name="ce10" table:formula="of:=[.D42]+[.D43]-[.D45]+[.D47]-[.D55]" office:value-type="float" office:value="71221" calcext:value-type="float">
            <text:p>712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I. Podatek dochodowy</text:p>
          </table:table-cell>
          <table:table-cell table:formula="of:=[.D61]*[.D24]" office:value-type="float" office:value="13531.99" calcext:value-type="float">
            <text:p>13531,9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J. Zysk (strata) netto (H-I)</text:p>
          </table:table-cell>
          <table:table-cell table:style-name="ce10" table:formula="of:=[.D61]-[.D62]" office:value-type="float" office:value="57689.01" calcext:value-type="float">
            <text:p>57689,01</text:p>
          </table:table-cell>
          <table:table-cell table:number-columns-repeated="3"/>
        </table:table-row>
      </table:table>
      <table:table table:name="zad4" table:style-name="ta1">
        <table:table-column table:style-name="co1" table:number-columns-repeated="2" table:default-cell-style-name="Default"/>
        <table:table-column table:style-name="co5" table:default-cell-style-name="ce16"/>
        <table:table-column table:style-name="co1" table:default-cell-style-name="ce16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ACHUNEK ZYSKÓW I STRAT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adanie 4.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półka akcyjna „Beta” zajmuje się działalnością handlową i rachunek zysków i strat sporządza w wariancie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kalkulacyjnym. Na podstawie zestawienia kosztów i przychodów sporządź rachunek zysków i strat w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wariancie kalkulacyjnym wg zał. nr 5 UOR. Oblicz podatek dochodowy, dla uproszczenia stawka podatku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wynosi 19% wyniku finansowego brutto.</text:p>
          </table:table-cell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Koszty sprzedaży</text:p>
          </table:table-cell>
          <table:table-cell table:style-name="ce12" office:value-type="float" office:value="22000" calcext:value-type="float">
            <text:p>220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Koszty ogólnego zarządu</text:p>
          </table:table-cell>
          <table:table-cell table:style-name="ce12" office:value-type="float" office:value="30000" calcext:value-type="float">
            <text:p>300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Przychody ze sprzedaży towarów</text:p>
          </table:table-cell>
          <table:table-cell table:style-name="ce12" office:value-type="float" office:value="120000" calcext:value-type="float">
            <text:p>1200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Wartość sprzedanych towarów</text:p>
          </table:table-cell>
          <table:table-cell table:style-name="ce12" office:value-type="float" office:value="80000" calcext:value-type="float">
            <text:p>800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Przychody finansowe - Odsetki</text:p>
          </table:table-cell>
          <table:table-cell table:style-name="ce12" office:value-type="float" office:value="970" calcext:value-type="float">
            <text:p>97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Koszty finansowe - Odsetki</text:p>
          </table:table-cell>
          <table:table-cell table:style-name="ce12" office:value-type="float" office:value="300" calcext:value-type="float">
            <text:p>300</text:p>
          </table:table-cell>
          <table:table-cell/>
        </table:table-row>
        <table:table-row table:style-name="ro3">
          <table:table-cell table:number-columns-repeated="2"/>
          <table:table-cell table:style-name="ce55" office:value-type="string" calcext:value-type="string">
            <text:p>Pozostałe przychody operacyjne – Przychody z tytułu rozchodu niefinansowych aktywów trwałych</text:p>
          </table:table-cell>
          <table:table-cell table:style-name="ce12" office:value-type="float" office:value="22500" calcext:value-type="float">
            <text:p>22500</text:p>
          </table:table-cell>
          <table:table-cell/>
        </table:table-row>
        <table:table-row table:style-name="ro3">
          <table:table-cell table:number-columns-repeated="2"/>
          <table:table-cell table:style-name="ce12" office:value-type="string" calcext:value-type="string">
            <text:p>Pozostałe przychody operacyjne – Otrzymane odszkodowanie z tytułu pożaru</text:p>
          </table:table-cell>
          <table:table-cell table:style-name="ce12" office:value-type="float" office:value="2100" calcext:value-type="float">
            <text:p>2100</text:p>
          </table:table-cell>
          <table:table-cell/>
        </table:table-row>
        <table:table-row table:style-name="ro3">
          <table:table-cell table:number-columns-repeated="2"/>
          <table:table-cell table:style-name="ce55" office:value-type="string" calcext:value-type="string">
            <text:p>Pozostałe koszty operacyjne - Koszty z tytułu rozchodu niefinansowych aktywów trwałych</text:p>
          </table:table-cell>
          <table:table-cell table:style-name="ce12" office:value-type="float" office:value="19000" calcext:value-type="float">
            <text:p>19000</text:p>
          </table:table-cell>
          <table:table-cell/>
        </table:table-row>
        <table:table-row table:style-name="ro3">
          <table:table-cell table:number-columns-repeated="2"/>
          <table:table-cell table:style-name="ce12" office:value-type="string" calcext:value-type="string">
            <text:p>Pozostałe koszty operacyjne – Kara umowna za nieterminowe wywiązanie się z realizacji kontraktu</text:p>
          </table:table-cell>
          <table:table-cell table:style-name="ce12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Podatek dochodowy</text:p>
          </table:table-cell>
          <table:table-cell table:style-name="ce61" office:value-type="percentage" office:value="0.19" calcext:value-type="percentage">
            <text:p>19%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RACHUNEK ZYSKÓW I STRAT</text:p>
          </table:table-cell>
          <table:table-cell table:style-name="ce13" office:value-type="string" calcext:value-type="string">
            <text:p>Wartość</text:p>
          </table:table-cell>
          <table:table-cell/>
        </table:table-row>
        <table:table-row table:style-name="ro3">
          <table:table-cell table:number-columns-repeated="2"/>
          <table:table-cell table:style-name="ce14" office:value-type="string" calcext:value-type="string">
            <text:p>A. Przychody netto ze sprzedaży produktów, towarów i materiałów</text:p>
          </table:table-cell>
          <table:table-cell table:formula="of:=[.D11]" office:value-type="float" office:value="120000" calcext:value-type="float">
            <text:p>120000</text:p>
          </table:table-cell>
          <table:table-cell/>
        </table:table-row>
        <table:table-row table:style-name="ro3">
          <table:table-cell table:number-columns-repeated="2"/>
          <table:table-cell table:style-name="ce14" office:value-type="string" calcext:value-type="string">
            <text:p>B. Koszty sprzedanych produktów, towarów i materiałów</text:p>
          </table:table-cell>
          <table:table-cell table:formula="of:=[.D12]" office:value-type="float" office:value="80000" calcext:value-type="float">
            <text:p>80000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C. Koszty sprzedaży</text:p>
          </table:table-cell>
          <table:table-cell table:formula="of:=[.D9]" office:value-type="float" office:value="22000" calcext:value-type="float">
            <text:p>22000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D. Koszty ogólnego zarządu</text:p>
          </table:table-cell>
          <table:table-cell table:formula="of:=[.D10]" office:value-type="float" office:value="30000" calcext:value-type="float">
            <text:p>30000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E. Zysk (strata) ze sprzedaży (A-B-C-D)</text:p>
          </table:table-cell>
          <table:table-cell table:style-name="ce17" table:formula="of:=[.D23]-[.D24]-[.D25]-[.D26]" office:value-type="float" office:value="-12000" calcext:value-type="float">
            <text:p>-12000</text:p>
          </table:table-cell>
          <table:table-cell/>
        </table:table-row>
        <table:table-row table:style-name="ro1">
          <table:table-cell table:number-columns-repeated="2"/>
          <table:table-cell table:style-name="ce59" office:value-type="string" calcext:value-type="string">
            <text:p>F. Pozostałe przychody operacyjne, w tym:</text:p>
          </table:table-cell>
          <table:table-cell table:formula="of:=[.D15]-[.D17]+[.D16]" office:value-type="float" office:value="5600" calcext:value-type="float">
            <text:p>5600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<text:s text:c="4"/>- aktualizacja wartości aktywów niefinansowyc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G. Pozostałe koszty operacyjne, w tym:</text:p>
          </table:table-cell>
          <table:table-cell table:formula="of:=[.D18]+[.D31]" office:value-type="float" office:value="5500" calcext:value-type="float">
            <text:p>5500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<text:s text:c="4"/>- aktualizacja wartości aktywów niefinansowyc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H. Przychody finansowe, w tym:</text:p>
          </table:table-cell>
          <table:table-cell table:formula="of:=[.D33]+[.D35]+[.D37]+[.D39]" office:value-type="float" office:value="970" calcext:value-type="float">
            <text:p>97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4"/>I. Dywidendy i udziały w zyskach od jednostek, w których jednostka posiada zaangażowanie, w tym:</text:p>
          </table:table-cell>
          <table:table-cell table:formula="of:=[.D34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<text:s text:c="8"/>- od jednostek powiązanych, w których jednostka posiada zaangażowanie w kapita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 text:c="4"/>II. Odsetki, w tym:</text:p>
          </table:table-cell>
          <table:table-cell table:formula="of:=[.D13]+[.D36]" office:value-type="float" office:value="970" calcext:value-type="float">
            <text:p>970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<text:s text:c="8"/>- od jednostek powiązanych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<text:s text:c="4"/>III. Zysk z tytułu rozchodu aktywów finansowych, w tym:</text:p>
          </table:table-cell>
          <table:table-cell table:formula="of:=[.D38]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<text:s text:c="8"/>- w jednostkach powiązanych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<text:s text:c="4"/>IV. Aktualizacja wartości aktywów finansowyc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I. Koszty finansowe</text:p>
          </table:table-cell>
          <table:table-cell table:formula="of:=[.D41]+[.D43]+[.D4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I. Odsetki, w tym:</text:p>
          </table:table-cell>
          <table:table-cell table:formula="of:=[.D14]+[.D42]" office:value-type="float" office:value="300" calcext:value-type="float">
            <text:p>300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<text:s text:c="8"/>- dla jednostek powiązanych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<text:s text:c="4"/>II. Strata z tytułu rozchodu aktywów finansowych, w tym:</text:p>
          </table:table-cell>
          <table:table-cell table:formula="of:=[.D44]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<text:s text:c="8"/>- w jednostkach powiązanych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<text:s text:c="4"/>III. Aktualizacja wartości aktywów finansowyc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J. Zysk (strata) brutto (E+F-G+H-I)</text:p>
          </table:table-cell>
          <table:table-cell table:style-name="ce17" table:formula="of:=[.D27]+[.D28]-[.D30]+[.D32]-[.D40]" office:value-type="float" office:value="-11230" calcext:value-type="float">
            <text:p>-11230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K. Podatek dochodowy</text:p>
          </table:table-cell>
          <table:table-cell table:formula="of:=IF([.D46]&gt;0;[.D46]*[.D19];0)" office:value-type="float" office:value="0" calcext:value-type="float">
            <text:p>0</text:p>
          </table:table-cell>
          <table:table-cell office:value-type="string" calcext:value-type="string">
            <text:p>jak jest strata to nie ma podatku bo nie ma dochodu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L. Zysk (strata) netto (J-K)</text:p>
          </table:table-cell>
          <table:table-cell table:style-name="ce17" table:formula="of:=[.D46]-[.D47]" office:value-type="float" office:value="-11230" calcext:value-type="float">
            <text:p>-112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.00.0000</text:date>, <text:time style:data-style-name="N2" text:time-value="11:41:36.07951656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30T07:53:34.923998157</meta:creation-date>
    <dc:date>2023-11-08T12:12:14.971748706</dc:date>
    <meta:editing-duration>PT1H47M7S</meta:editing-duration>
    <meta:editing-cycles>18</meta:editing-cycles>
    <meta:generator>LibreOffice/6.4.7.2$Linux_X86_64 LibreOffice_project/40$Build-2</meta:generator>
    <meta:document-statistic meta:table-count="4" meta:cell-count="284" meta:object-count="0"/>
  </office:meta>
</office:document-meta>
</file>